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" style:family="paragraph">
      <style:paragraph-properties fo:line-height="100.00%" fo:text-align="left" fo:margin-bottom="6.00pt"/>
    </style:style>
    <style:style style:name="P18" style:family="paragraph">
      <style:paragraph-properties fo:line-height="100.00%" fo:text-align="left" fo:margin-bottom="6.00p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2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3" style:family="paragraph">
      <style:paragraph-properties fo:line-height="100.00%" fo:text-align="left" fo:margin-bottom="6.00pt"/>
    </style:style>
    <style:style style:name="P34" style:family="paragraph">
      <style:paragraph-properties fo:line-height="100.00%" fo:text-align="left" fo:margin-bottom="6.00p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9" style:family="paragraph">
      <style:paragraph-properties fo:line-height="100.00%" fo:text-align="left" fo:margin-bottom="6.00pt"/>
    </style:style>
    <style:style style:name="P50" style:family="paragraph">
      <style:paragraph-properties fo:line-height="100.00%" fo:text-align="left" fo:margin-bottom="6.00p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5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5" style:family="paragraph">
      <style:paragraph-properties fo:line-height="100.00%" fo:text-align="left" fo:margin-bottom="6.00pt"/>
    </style:style>
    <style:style style:name="P66" style:family="paragraph">
      <style:paragraph-properties fo:line-height="100.00%" fo:text-align="left" fo:margin-bottom="6.00pt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7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1" style:family="paragraph">
      <style:paragraph-properties fo:line-height="100.00%" fo:text-align="left" fo:margin-bottom="6.00pt"/>
    </style:style>
    <style:style style:name="P82" style:family="paragraph">
      <style:paragraph-properties fo:line-height="100.00%" fo:text-align="left" fo:margin-bottom="6.00pt"/>
    </style:style>
    <style:style style:name="P8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8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7" style:family="paragraph">
      <style:paragraph-properties fo:line-height="100.00%" fo:text-align="left" fo:margin-bottom="6.00pt"/>
    </style:style>
    <style:style style:name="P98" style:family="paragraph">
      <style:paragraph-properties fo:line-height="100.00%" fo:text-align="left" fo:margin-bottom="6.00pt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86.90pt"/>
        </style:tab-stops>
      </style:paragraph-properties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3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125000in"/>
    </style:style>
    <style:style style:name="TableColumn0101" style:family="table-column">
      <style:table-column-properties style:column-width="2.156250in"/>
    </style:style>
    <style:style style:name="TableColumn0102" style:family="table-column">
      <style:table-column-properties style:column-width="1.738194in"/>
    </style:style>
    <style:style style:name="TableColumn0103" style:family="table-column">
      <style:table-column-properties style:column-width="1.678472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125000in"/>
    </style:style>
    <style:style style:name="TableColumn0201" style:family="table-column">
      <style:table-column-properties style:column-width="2.156250in"/>
    </style:style>
    <style:style style:name="TableColumn0202" style:family="table-column">
      <style:table-column-properties style:column-width="1.738194in"/>
    </style:style>
    <style:style style:name="TableColumn0203" style:family="table-column">
      <style:table-column-properties style:column-width="1.678472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125000in"/>
    </style:style>
    <style:style style:name="TableColumn0301" style:family="table-column">
      <style:table-column-properties style:column-width="2.156250in"/>
    </style:style>
    <style:style style:name="TableColumn0302" style:family="table-column">
      <style:table-column-properties style:column-width="1.738194in"/>
    </style:style>
    <style:style style:name="TableColumn0303" style:family="table-column">
      <style:table-column-properties style:column-width="1.678472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125000in"/>
    </style:style>
    <style:style style:name="TableColumn0401" style:family="table-column">
      <style:table-column-properties style:column-width="2.156250in"/>
    </style:style>
    <style:style style:name="TableColumn0402" style:family="table-column">
      <style:table-column-properties style:column-width="1.738194in"/>
    </style:style>
    <style:style style:name="TableColumn0403" style:family="table-column">
      <style:table-column-properties style:column-width="1.678472in"/>
    </style:style>
    <style:style style:name="Table04" style:family="table">
      <style:table-properties style:width="6.6979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1.125000in"/>
    </style:style>
    <style:style style:name="TableColumn0501" style:family="table-column">
      <style:table-column-properties style:column-width="2.156250in"/>
    </style:style>
    <style:style style:name="TableColumn0502" style:family="table-column">
      <style:table-column-properties style:column-width="1.738194in"/>
    </style:style>
    <style:style style:name="TableColumn0503" style:family="table-column">
      <style:table-column-properties style:column-width="1.678472in"/>
    </style:style>
    <style:style style:name="Table05" style:family="table">
      <style:table-properties style:width="6.6979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1.125000in"/>
    </style:style>
    <style:style style:name="TableColumn0601" style:family="table-column">
      <style:table-column-properties style:column-width="2.156250in"/>
    </style:style>
    <style:style style:name="TableColumn0602" style:family="table-column">
      <style:table-column-properties style:column-width="1.738194in"/>
    </style:style>
    <style:style style:name="TableColumn0603" style:family="table-column">
      <style:table-column-properties style:column-width="1.678472in"/>
    </style:style>
    <style:style style:name="Table06" style:family="table">
      <style:table-properties style:width="6.697917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1.125000in"/>
    </style:style>
    <style:style style:name="TableColumn0701" style:family="table-column">
      <style:table-column-properties style:column-width="2.156250in"/>
    </style:style>
    <style:style style:name="TableColumn0702" style:family="table-column">
      <style:table-column-properties style:column-width="1.738194in"/>
    </style:style>
    <style:style style:name="TableColumn0703" style:family="table-column">
      <style:table-column-properties style:column-width="1.678472in"/>
    </style:style>
    <style:style style:name="Table07" style:family="table">
      <style:table-properties style:width="6.697917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Daily Scrum Log</text:span></text:p>
      <text:p text:style-name="P2"><text:span text:style-name="T2">Daily scrum is performed at tuesdays, wednesdays and fridays.</text:span></text:p>
      <text:p text:style-name="P2"><text:span text:style-name="T3"/></text:p>
      <text:p text:style-name="P2"><text:span text:style-name="T4">25/9 tuesda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6">Developer:</text:span><text:span text:style-name="T7"/></text:p>
          </table:table-cell>
          <table:table-cell table:style-name="TableCell010001">
            <text:p text:style-name="P4"><text:span text:style-name="T8">What have i done since last meeting:</text:span><text:span text:style-name="T9"/></text:p>
          </table:table-cell>
          <table:table-cell table:style-name="TableCell010002">
            <text:p text:style-name="P4"><text:span text:style-name="T10">What will i do until next meeting:</text:span><text:span text:style-name="T11"/></text:p>
          </table:table-cell>
          <table:table-cell table:style-name="TableCell010003">
            <text:p text:style-name="P4"><text:span text:style-name="T12">What is in my way:</text:span><text:span text:style-name="T13"/></text:p>
          </table:table-cell>
        </table:table-row>
        <table:table-row table:style-name="TableRow0101">
          <table:table-cell table:style-name="TableCell010100">
            <text:p text:style-name="P7"><text:span text:style-name="T14">Robin</text:span><text:span text:style-name="T15"/></text:p>
          </table:table-cell>
          <table:table-cell table:style-name="TableCell010101">
            <text:p text:style-name="P7"><text:span text:style-name="T16">First meeting today</text:span><text:span text:style-name="T17"/></text:p>
          </table:table-cell>
          <table:table-cell table:style-name="TableCell010102">
            <text:p text:style-name="P7"><text:span text:style-name="T18">Finish CameraPreview class</text:span><text:span text:style-name="T19"/></text:p>
          </table:table-cell>
          <table:table-cell table:style-name="TableCell010103">
            <text:p text:style-name="P7"><text:span text:style-name="T20">Lacking knowledge</text:span><text:span text:style-name="T21"/></text:p>
          </table:table-cell>
        </table:table-row>
        <table:table-row table:style-name="TableRow0102">
          <table:table-cell table:style-name="TableCell010200">
            <text:p text:style-name="P9"><text:span text:style-name="T22">Martin</text:span><text:span text:style-name="T23"/></text:p>
          </table:table-cell>
          <table:table-cell table:style-name="TableCell010201">
            <text:p text:style-name="P9"><text:span text:style-name="T24">First meeting today</text:span><text:span text:style-name="T25"/></text:p>
          </table:table-cell>
          <table:table-cell table:style-name="TableCell010202">
            <text:p text:style-name="P9"><text:span text:style-name="T26">Buttons in CameraScreen</text:span><text:span text:style-name="T27"/></text:p>
          </table:table-cell>
          <table:table-cell table:style-name="TableCell010203">
            <text:p text:style-name="P9"><text:span text:style-name="T28">Lacking knowledge</text:span><text:span text:style-name="T29"/></text:p>
          </table:table-cell>
        </table:table-row>
        <table:table-row table:style-name="TableRow0103">
          <table:table-cell table:style-name="TableCell010300">
            <text:p text:style-name="P11"><text:span text:style-name="T30">Fredrik</text:span><text:span text:style-name="T31"/></text:p>
          </table:table-cell>
          <table:table-cell table:style-name="TableCell010301">
            <text:p text:style-name="P11"><text:span text:style-name="T32">First meeting today</text:span><text:span text:style-name="T33"/></text:p>
          </table:table-cell>
          <table:table-cell table:style-name="TableCell010302">
            <text:p text:style-name="P11"><text:span text:style-name="T34">Read API guides</text:span><text:span text:style-name="T35"/></text:p>
          </table:table-cell>
          <table:table-cell table:style-name="TableCell010303">
            <text:p text:style-name="P11"><text:span text:style-name="T36">Lacking knowledge</text:span><text:span text:style-name="T37"/></text:p>
          </table:table-cell>
        </table:table-row>
        <table:table-row table:style-name="TableRow0104">
          <table:table-cell table:style-name="TableCell010400">
            <text:p text:style-name="P13"><text:span text:style-name="T38">Jonas</text:span><text:span text:style-name="T39"/></text:p>
          </table:table-cell>
          <table:table-cell table:style-name="TableCell010401">
            <text:p text:style-name="P13"><text:span text:style-name="T40">First meeting today</text:span><text:span text:style-name="T41"/></text:p>
          </table:table-cell>
          <table:table-cell table:style-name="TableCell010402">
            <text:p text:style-name="P13"><text:span text:style-name="T42">Finish the action to CameraScreen</text:span><text:span text:style-name="T43"/></text:p>
          </table:table-cell>
          <table:table-cell table:style-name="TableCell010403">
            <text:p text:style-name="P13"><text:span text:style-name="T44">Lacking knowledge</text:span><text:span text:style-name="T45"/></text:p>
          </table:table-cell>
        </table:table-row>
        <table:table-row table:style-name="TableRow0105">
          <table:table-cell table:style-name="TableCell010500">
            <text:p text:style-name="P15"><text:span text:style-name="T46">Ossian</text:span><text:span text:style-name="T47"/></text:p>
          </table:table-cell>
          <table:table-cell table:style-name="TableCell010501">
            <text:p text:style-name="P15"><text:span text:style-name="T48">First meeting today</text:span><text:span text:style-name="T49"/></text:p>
          </table:table-cell>
          <table:table-cell table:style-name="TableCell010502">
            <text:p text:style-name="P15"><text:span text:style-name="T50">Menuscreen</text:span><text:span text:style-name="T51"/></text:p>
          </table:table-cell>
          <table:table-cell table:style-name="TableCell010503">
            <text:p text:style-name="P15"><text:span text:style-name="T52">Problems withemulator</text:span><text:span text:style-name="T53"/></text:p>
          </table:table-cell>
        </table:table-row>
      </table:table>
      <text:p text:style-name="P17"><text:span text:style-name="T53"/></text:p>
      <text:p text:style-name="P18"><text:span text:style-name="T54">26/9 Wednesday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0"><text:span text:style-name="T56">Developer:</text:span><text:span text:style-name="T57"/></text:p>
          </table:table-cell>
          <table:table-cell table:style-name="TableCell020001">
            <text:p text:style-name="P20"><text:span text:style-name="T58">What have i done since last meeting:</text:span><text:span text:style-name="T59"/></text:p>
          </table:table-cell>
          <table:table-cell table:style-name="TableCell020002">
            <text:p text:style-name="P20"><text:span text:style-name="T60">What will i do until next meeting:</text:span><text:span text:style-name="T61"/></text:p>
          </table:table-cell>
          <table:table-cell table:style-name="TableCell020003">
            <text:p text:style-name="P20"><text:span text:style-name="T62">What is in my way:</text:span><text:span text:style-name="T63"/></text:p>
          </table:table-cell>
        </table:table-row>
        <table:table-row table:style-name="TableRow0201">
          <table:table-cell table:style-name="TableCell020100">
            <text:p text:style-name="P23"><text:span text:style-name="T64">Robin</text:span><text:span text:style-name="T65"/></text:p>
          </table:table-cell>
          <table:table-cell table:style-name="TableCell020101">
            <text:p text:style-name="P23"><text:span text:style-name="T66">Working on CameraScreen and CameraPreview.</text:span><text:span text:style-name="T67"/></text:p>
          </table:table-cell>
          <table:table-cell table:style-name="TableCell020102">
            <text:p text:style-name="P23"><text:span text:style-name="T68">Keep on working on the same classes.</text:span><text:span text:style-name="T69"/></text:p>
          </table:table-cell>
          <table:table-cell table:style-name="TableCell020103">
            <text:p text:style-name="P23"><text:span text:style-name="T70">Difficulties to see where errors appear.</text:span><text:span text:style-name="T71"/></text:p>
          </table:table-cell>
        </table:table-row>
        <table:table-row table:style-name="TableRow0202">
          <table:table-cell table:style-name="TableCell020200">
            <text:p text:style-name="P25"><text:span text:style-name="T72">Martin</text:span><text:span text:style-name="T73"/></text:p>
          </table:table-cell>
          <table:table-cell table:style-name="TableCell020201">
            <text:p text:style-name="P25"><text:span text:style-name="T74">Nothing.</text:span><text:span text:style-name="T75"/></text:p>
          </table:table-cell>
          <table:table-cell table:style-name="TableCell020202">
            <text:p text:style-name="P25"><text:span text:style-name="T76">Buttons in CameraScreen.</text:span><text:span text:style-name="T77"/></text:p>
          </table:table-cell>
          <table:table-cell table:style-name="TableCell020203">
            <text:p text:style-name="P25"><text:span text:style-name="T78">Lacking knowledge.</text:span><text:span text:style-name="T79"/></text:p>
          </table:table-cell>
        </table:table-row>
        <table:table-row table:style-name="TableRow0203">
          <table:table-cell table:style-name="TableCell020300">
            <text:p text:style-name="P27"><text:span text:style-name="T80">Fredrik</text:span><text:span text:style-name="T81"/></text:p>
          </table:table-cell>
          <table:table-cell table:style-name="TableCell020301">
            <text:p text:style-name="P27"><text:span text:style-name="T82">Read abit more about API.</text:span><text:span text:style-name="T83"/></text:p>
          </table:table-cell>
          <table:table-cell table:style-name="TableCell020302">
            <text:p text:style-name="P27"><text:span text:style-name="T84">Keep on reading and</text:span><text:span text:style-name="T85"/></text:p>
          </table:table-cell>
          <table:table-cell table:style-name="TableCell020303">
            <text:p text:style-name="P27"><text:span text:style-name="T86">Nothing</text:span><text:span text:style-name="T87"/></text:p>
          </table:table-cell>
        </table:table-row>
        <table:table-row table:style-name="TableRow0204">
          <table:table-cell table:style-name="TableCell020400">
            <text:p text:style-name="P29"><text:span text:style-name="T88">Jonas</text:span><text:span text:style-name="T89"/></text:p>
          </table:table-cell>
          <table:table-cell table:style-name="TableCell020401">
            <text:p text:style-name="P29"><text:span text:style-name="T90">Working on general requirements.</text:span><text:span text:style-name="T91"/></text:p>
          </table:table-cell>
          <table:table-cell table:style-name="TableCell020402">
            <text:p text:style-name="P29"><text:span text:style-name="T92">Read more on intents.</text:span><text:span text:style-name="T93"/></text:p>
          </table:table-cell>
          <table:table-cell table:style-name="TableCell020403">
            <text:p text:style-name="P29"><text:span text:style-name="T94">Maybe faulty CameraScreen.</text:span><text:span text:style-name="T95"/></text:p>
          </table:table-cell>
        </table:table-row>
        <table:table-row table:style-name="TableRow0205">
          <table:table-cell table:style-name="TableCell020500">
            <text:p text:style-name="P31"><text:span text:style-name="T96">Ossian</text:span><text:span text:style-name="T97"/></text:p>
          </table:table-cell>
          <table:table-cell table:style-name="TableCell020501">
            <text:p text:style-name="P31"><text:span text:style-name="T98">First version of menuscreen.</text:span><text:span text:style-name="T99"/></text:p>
          </table:table-cell>
          <table:table-cell table:style-name="TableCell020502">
            <text:p text:style-name="P31"><text:span text:style-name="T100">Keep on working on menuscreen.</text:span><text:span text:style-name="T101"/></text:p>
          </table:table-cell>
          <table:table-cell table:style-name="TableCell020503">
            <text:p text:style-name="P31"><text:span text:style-name="T102">Problems with emulator.</text:span><text:span text:style-name="T103"/></text:p>
          </table:table-cell>
        </table:table-row>
      </table:table>
      <text:p text:style-name="P33"><text:span text:style-name="T103"/></text:p>
      <text:p text:style-name="P34"><text:span text:style-name="T104">28/9 Friday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36"><text:span text:style-name="T106">Developer:</text:span><text:span text:style-name="T107"/></text:p>
          </table:table-cell>
          <table:table-cell table:style-name="TableCell030001">
            <text:p text:style-name="P36"><text:span text:style-name="T108">What have i done since last meeting:</text:span><text:span text:style-name="T109"/></text:p>
          </table:table-cell>
          <table:table-cell table:style-name="TableCell030002">
            <text:p text:style-name="P36"><text:span text:style-name="T110">What will i do until next meeting:</text:span><text:span text:style-name="T111"/></text:p>
          </table:table-cell>
          <table:table-cell table:style-name="TableCell030003">
            <text:p text:style-name="P36"><text:span text:style-name="T112">What is in my way:</text:span><text:span text:style-name="T113"/></text:p>
          </table:table-cell>
        </table:table-row>
        <table:table-row table:style-name="TableRow0301">
          <table:table-cell table:style-name="TableCell030100">
            <text:p text:style-name="P39"><text:span text:style-name="T114">Robin</text:span><text:span text:style-name="T115"/></text:p>
          </table:table-cell>
          <table:table-cell table:style-name="TableCell030101">
            <text:p text:style-name="P39"><text:span text:style-name="T116">Fixed cameraScreen so it shows camera sensor view</text:span><text:span text:style-name="T117"/></text:p>
          </table:table-cell>
          <table:table-cell table:style-name="TableCell030102">
            <text:p text:style-name="P39"><text:span text:style-name="T118">Continue workig on camerascreen</text:span><text:span text:style-name="T119"/></text:p>
          </table:table-cell>
          <table:table-cell table:style-name="TableCell030103">
            <text:p text:style-name="P39"><text:span text:style-name="T120">nothing</text:span><text:span text:style-name="T121"/></text:p>
          </table:table-cell>
        </table:table-row>
        <table:table-row table:style-name="TableRow0302">
          <table:table-cell table:style-name="TableCell030200">
            <text:p text:style-name="P41"><text:span text:style-name="T122">Martin</text:span><text:span text:style-name="T123"/></text:p>
          </table:table-cell>
          <table:table-cell table:style-name="TableCell030201">
            <text:p text:style-name="P41"><text:span text:style-name="T124">nothing</text:span><text:span text:style-name="T125"/></text:p>
          </table:table-cell>
          <table:table-cell table:style-name="TableCell030202">
            <text:p text:style-name="P41"><text:span text:style-name="T126">Read guides on android</text:span><text:span text:style-name="T127"/></text:p>
          </table:table-cell>
          <table:table-cell table:style-name="TableCell030203">
            <text:p text:style-name="P41"><text:span text:style-name="T128">nothing</text:span><text:span text:style-name="T129"/></text:p>
          </table:table-cell>
        </table:table-row>
        <table:table-row table:style-name="TableRow0303">
          <table:table-cell table:style-name="TableCell030300">
            <text:p text:style-name="P43"><text:span text:style-name="T130">Fredrik</text:span><text:span text:style-name="T131"/></text:p>
          </table:table-cell>
          <table:table-cell table:style-name="TableCell030301">
            <text:p text:style-name="P43"><text:span text:style-name="T132">Reinstalled eclipse &amp;git and read guides</text:span><text:span text:style-name="T133"/></text:p>
          </table:table-cell>
          <table:table-cell table:style-name="TableCell030302">
            <text:p text:style-name="P43"><text:span text:style-name="T134">Help Robin with camerascreen</text:span><text:span text:style-name="T135"/></text:p>
          </table:table-cell>
          <table:table-cell table:style-name="TableCell030303">
            <text:p text:style-name="P43"><text:span text:style-name="T136">nothing</text:span><text:span text:style-name="T137"/></text:p>
          </table:table-cell>
        </table:table-row>
        <table:table-row table:style-name="TableRow0304">
          <table:table-cell table:style-name="TableCell030400">
            <text:p text:style-name="P45"><text:span text:style-name="T138">Jonas</text:span><text:span text:style-name="T139"/></text:p>
          </table:table-cell>
          <table:table-cell table:style-name="TableCell030401">
            <text:p text:style-name="P45"><text:span text:style-name="T140">Fixed intent to call on camerascreen &amp;requirements</text:span><text:span text:style-name="T141"/></text:p>
          </table:table-cell>
          <table:table-cell table:style-name="TableCell030402">
            <text:p text:style-name="P45"><text:span text:style-name="T142">Decided by sprint planning later.</text:span><text:span text:style-name="T143"/></text:p>
          </table:table-cell>
          <table:table-cell table:style-name="TableCell030403">
            <text:p text:style-name="P45"><text:span text:style-name="T144">nothing</text:span><text:span text:style-name="T145"/></text:p>
          </table:table-cell>
        </table:table-row>
        <table:table-row table:style-name="TableRow0305">
          <table:table-cell table:style-name="TableCell030500">
            <text:p text:style-name="P47"><text:span text:style-name="T146">Ossian</text:span><text:span text:style-name="T147"/></text:p>
          </table:table-cell>
          <table:table-cell table:style-name="TableCell030501">
            <text:p text:style-name="P47"><text:span text:style-name="T148">Added listeners and stuff on menuscreen</text:span><text:span text:style-name="T149"/></text:p>
          </table:table-cell>
          <table:table-cell table:style-name="TableCell030502">
            <text:p text:style-name="P47"><text:span text:style-name="T150">Work on buttons in menuscreen</text:span><text:span text:style-name="T151"/></text:p>
          </table:table-cell>
          <table:table-cell table:style-name="TableCell030503">
            <text:p text:style-name="P47"><text:span text:style-name="T152">Still no working emulator.</text:span><text:span text:style-name="T153"/></text:p>
          </table:table-cell>
        </table:table-row>
      </table:table>
      <text:p text:style-name="P49"><text:span text:style-name="T153"/></text:p>
      <text:p text:style-name="P50"><text:span text:style-name="T154">2/10 Tuesday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52"><text:span text:style-name="T156">Developer:</text:span><text:span text:style-name="T157"/></text:p>
          </table:table-cell>
          <table:table-cell table:style-name="TableCell040001">
            <text:p text:style-name="P52"><text:span text:style-name="T158">What have i done since last meeting:</text:span><text:span text:style-name="T159"/></text:p>
          </table:table-cell>
          <table:table-cell table:style-name="TableCell040002">
            <text:p text:style-name="P52"><text:span text:style-name="T160">What will i do until next meeting:</text:span><text:span text:style-name="T161"/></text:p>
          </table:table-cell>
          <table:table-cell table:style-name="TableCell040003">
            <text:p text:style-name="P52"><text:span text:style-name="T162">What is in my way:</text:span><text:span text:style-name="T163"/></text:p>
          </table:table-cell>
        </table:table-row>
        <table:table-row table:style-name="TableRow0401">
          <table:table-cell table:style-name="TableCell040100">
            <text:p text:style-name="P55"><text:span text:style-name="T164">Robin</text:span><text:span text:style-name="T165"/></text:p>
          </table:table-cell>
          <table:table-cell table:style-name="TableCell040101">
            <text:p text:style-name="P55"><text:span text:style-name="T166">Working on camerascreen</text:span><text:span text:style-name="T167"/></text:p>
          </table:table-cell>
          <table:table-cell table:style-name="TableCell040102">
            <text:p text:style-name="P55"><text:span text:style-name="T168">Still working on camera screen</text:span><text:span text:style-name="T169"/></text:p>
          </table:table-cell>
          <table:table-cell table:style-name="TableCell040103">
            <text:p text:style-name="P55"><text:span text:style-name="T170">nothing</text:span><text:span text:style-name="T171"/></text:p>
          </table:table-cell>
        </table:table-row>
        <table:table-row table:style-name="TableRow0402">
          <table:table-cell table:style-name="TableCell040200">
            <text:p text:style-name="P57"><text:span text:style-name="T172">Martin</text:span><text:span text:style-name="T173"/></text:p>
          </table:table-cell>
          <table:table-cell table:style-name="TableCell040201">
            <text:p text:style-name="P57"><text:span text:style-name="T174">Read some guides</text:span><text:span text:style-name="T175"/></text:p>
          </table:table-cell>
          <table:table-cell table:style-name="TableCell040202">
            <text:p text:style-name="P57"><text:span text:style-name="T176">Fix oncall button</text:span><text:span text:style-name="T177"/></text:p>
          </table:table-cell>
          <table:table-cell table:style-name="TableCell040203">
            <text:p text:style-name="P57"><text:span text:style-name="T178">nothing</text:span><text:span text:style-name="T179"/></text:p>
          </table:table-cell>
        </table:table-row>
        <table:table-row table:style-name="TableRow0403">
          <table:table-cell table:style-name="TableCell040300">
            <text:p text:style-name="P59"><text:span text:style-name="T180">Fredrik</text:span><text:span text:style-name="T181"/></text:p>
          </table:table-cell>
          <table:table-cell table:style-name="TableCell040301">
            <text:p text:style-name="P59"><text:span text:style-name="T182">vacation</text:span><text:span text:style-name="T183"/></text:p>
          </table:table-cell>
          <table:table-cell table:style-name="TableCell040302">
            <text:p text:style-name="P59"><text:span text:style-name="T184">vacation</text:span><text:span text:style-name="T185"/></text:p>
          </table:table-cell>
          <table:table-cell table:style-name="TableCell040303">
            <text:p text:style-name="P59"><text:span text:style-name="T186">vacation</text:span><text:span text:style-name="T187"/></text:p>
          </table:table-cell>
        </table:table-row>
        <table:table-row table:style-name="TableRow0404">
          <table:table-cell table:style-name="TableCell040400">
            <text:p text:style-name="P61"><text:span text:style-name="T188">Jonas</text:span><text:span text:style-name="T189"/></text:p>
          </table:table-cell>
          <table:table-cell table:style-name="TableCell040401">
            <text:p text:style-name="P61"><text:span text:style-name="T190">Worked on buttons to previewscreen</text:span><text:span text:style-name="T191"/></text:p>
          </table:table-cell>
          <table:table-cell table:style-name="TableCell040402">
            <text:p text:style-name="P61"><text:span text:style-name="T192">Keep on working on buttons</text:span><text:span text:style-name="T193"/></text:p>
          </table:table-cell>
          <table:table-cell table:style-name="TableCell040403">
            <text:p text:style-name="P61"><text:span text:style-name="T194">nothing</text:span><text:span text:style-name="T195"/></text:p>
          </table:table-cell>
        </table:table-row>
        <table:table-row table:style-name="TableRow0405">
          <table:table-cell table:style-name="TableCell040500">
            <text:p text:style-name="P63"><text:span text:style-name="T196">Ossian</text:span><text:span text:style-name="T197"/></text:p>
          </table:table-cell>
          <table:table-cell table:style-name="TableCell040501">
            <text:p text:style-name="P63"><text:span text:style-name="T198">Fancy buttons and fancy background to menuscreen</text:span><text:span text:style-name="T199"/></text:p>
          </table:table-cell>
          <table:table-cell table:style-name="TableCell040502">
            <text:p text:style-name="P63"><text:span text:style-name="T200">Fancy buttons to takepicture and previewscreen</text:span><text:span text:style-name="T201"/></text:p>
          </table:table-cell>
          <table:table-cell table:style-name="TableCell040503">
            <text:p text:style-name="P63"><text:span text:style-name="T202">nothing</text:span><text:span text:style-name="T203"/></text:p>
          </table:table-cell>
        </table:table-row>
      </table:table>
      <text:p text:style-name="P65"><text:span text:style-name="T203"/></text:p>
      <text:p text:style-name="P66"><text:span text:style-name="T204">3/10 Wednesday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68"><text:span text:style-name="T206">Developer:</text:span><text:span text:style-name="T207"/></text:p>
          </table:table-cell>
          <table:table-cell table:style-name="TableCell050001">
            <text:p text:style-name="P68"><text:span text:style-name="T208">What have i done since last meeting:</text:span><text:span text:style-name="T209"/></text:p>
          </table:table-cell>
          <table:table-cell table:style-name="TableCell050002">
            <text:p text:style-name="P68"><text:span text:style-name="T210">What will i do until next meeting:</text:span><text:span text:style-name="T211"/></text:p>
          </table:table-cell>
          <table:table-cell table:style-name="TableCell050003">
            <text:p text:style-name="P68"><text:span text:style-name="T212">What is in my way:</text:span><text:span text:style-name="T213"/></text:p>
          </table:table-cell>
        </table:table-row>
        <table:table-row table:style-name="TableRow0501">
          <table:table-cell table:style-name="TableCell050100">
            <text:p text:style-name="P71"><text:span text:style-name="T214">Robin</text:span><text:span text:style-name="T215"/></text:p>
          </table:table-cell>
          <table:table-cell table:style-name="TableCell050101">
            <text:p text:style-name="P71"><text:span text:style-name="T216">Worked on camerascreen</text:span><text:span text:style-name="T217"/></text:p>
          </table:table-cell>
          <table:table-cell table:style-name="TableCell050102">
            <text:p text:style-name="P71"><text:span text:style-name="T218">Finish camera screen</text:span><text:span text:style-name="T219"/></text:p>
          </table:table-cell>
          <table:table-cell table:style-name="TableCell050103">
            <text:p text:style-name="P71"><text:span text:style-name="T220">nothing</text:span><text:span text:style-name="T221"/></text:p>
          </table:table-cell>
        </table:table-row>
        <table:table-row table:style-name="TableRow0502">
          <table:table-cell table:style-name="TableCell050200">
            <text:p text:style-name="P73"><text:span text:style-name="T222">Martin</text:span><text:span text:style-name="T223"/></text:p>
          </table:table-cell>
          <table:table-cell table:style-name="TableCell050201">
            <text:p text:style-name="P73"><text:span text:style-name="T224">Fix repo, fix oncall button</text:span><text:span text:style-name="T225"/></text:p>
          </table:table-cell>
          <table:table-cell table:style-name="TableCell050202">
            <text:p text:style-name="P73"><text:span text:style-name="T226">Work in preview screen</text:span><text:span text:style-name="T227"/></text:p>
          </table:table-cell>
          <table:table-cell table:style-name="TableCell050203">
            <text:p text:style-name="P73"><text:span text:style-name="T228">nothing</text:span><text:span text:style-name="T229"/></text:p>
          </table:table-cell>
        </table:table-row>
        <table:table-row table:style-name="TableRow0503">
          <table:table-cell table:style-name="TableCell050300">
            <text:p text:style-name="P75"><text:span text:style-name="T230">Fredrik</text:span><text:span text:style-name="T231"/></text:p>
          </table:table-cell>
          <table:table-cell table:style-name="TableCell050301">
            <text:p text:style-name="P75"><text:span text:style-name="T232">vacation</text:span><text:span text:style-name="T233"/></text:p>
          </table:table-cell>
          <table:table-cell table:style-name="TableCell050302">
            <text:p text:style-name="P75"><text:span text:style-name="T234">vacation</text:span><text:span text:style-name="T235"/></text:p>
          </table:table-cell>
          <table:table-cell table:style-name="TableCell050303">
            <text:p text:style-name="P75"><text:span text:style-name="T236">vacation</text:span><text:span text:style-name="T237"/></text:p>
          </table:table-cell>
        </table:table-row>
        <table:table-row table:style-name="TableRow0504">
          <table:table-cell table:style-name="TableCell050400">
            <text:p text:style-name="P77"><text:span text:style-name="T238">Jonas</text:span><text:span text:style-name="T239"/></text:p>
          </table:table-cell>
          <table:table-cell table:style-name="TableCell050401">
            <text:p text:style-name="P77"><text:span text:style-name="T240">Fix buttons in preview screen</text:span><text:span text:style-name="T241"/></text:p>
          </table:table-cell>
          <table:table-cell table:style-name="TableCell050402">
            <text:p text:style-name="P77"><text:span text:style-name="T242">Fix background in previewscreen</text:span><text:span text:style-name="T243"/></text:p>
          </table:table-cell>
          <table:table-cell table:style-name="TableCell050403">
            <text:p text:style-name="P77"><text:span text:style-name="T244">nothing</text:span><text:span text:style-name="T245"/></text:p>
          </table:table-cell>
        </table:table-row>
        <table:table-row table:style-name="TableRow0505">
          <table:table-cell table:style-name="TableCell050500">
            <text:p text:style-name="P79"><text:span text:style-name="T246">Ossian</text:span><text:span text:style-name="T247"/></text:p>
          </table:table-cell>
          <table:table-cell table:style-name="TableCell050501">
            <text:p text:style-name="P79"><text:span text:style-name="T248">Buttons and background</text:span><text:span text:style-name="T249"/></text:p>
          </table:table-cell>
          <table:table-cell table:style-name="TableCell050502">
            <text:p text:style-name="P79"><text:span text:style-name="T250">Fix background in previewscreen</text:span><text:span text:style-name="T251"/></text:p>
          </table:table-cell>
          <table:table-cell table:style-name="TableCell050503">
            <text:p text:style-name="P79"><text:span text:style-name="T252">no working emulator</text:span><text:span text:style-name="T253"/></text:p>
          </table:table-cell>
        </table:table-row>
      </table:table>
      <text:p text:style-name="P81"><text:span text:style-name="T253"/></text:p>
      <text:p text:style-name="P82"><text:span text:style-name="T254">5/10 Friday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>
            <text:p text:style-name="P84"><text:span text:style-name="T256">Developer:</text:span><text:span text:style-name="T257"/></text:p>
          </table:table-cell>
          <table:table-cell table:style-name="TableCell060001">
            <text:p text:style-name="P84"><text:span text:style-name="T258">What have i done since last meeting:</text:span><text:span text:style-name="T259"/></text:p>
          </table:table-cell>
          <table:table-cell table:style-name="TableCell060002">
            <text:p text:style-name="P84"><text:span text:style-name="T260">What will i do until next meeting:</text:span><text:span text:style-name="T261"/></text:p>
          </table:table-cell>
          <table:table-cell table:style-name="TableCell060003">
            <text:p text:style-name="P84"><text:span text:style-name="T262">What is in my way:</text:span><text:span text:style-name="T263"/></text:p>
          </table:table-cell>
        </table:table-row>
        <table:table-row table:style-name="TableRow0601">
          <table:table-cell table:style-name="TableCell060100">
            <text:p text:style-name="P87"><text:span text:style-name="T264">Robin</text:span><text:span text:style-name="T265"/></text:p>
          </table:table-cell>
          <table:table-cell table:style-name="TableCell060101">
            <text:p text:style-name="P87"><text:span text:style-name="T266">Finished with camerascreen</text:span><text:span text:style-name="T267"/></text:p>
          </table:table-cell>
          <table:table-cell table:style-name="TableCell060102">
            <text:p text:style-name="P87"><text:span text:style-name="T268">filmanagement, API</text:span><text:span text:style-name="T269"/></text:p>
          </table:table-cell>
          <table:table-cell table:style-name="TableCell060103">
            <text:p text:style-name="P87"><text:span text:style-name="T270">nothing</text:span><text:span text:style-name="T271"/></text:p>
          </table:table-cell>
        </table:table-row>
        <table:table-row table:style-name="TableRow0602">
          <table:table-cell table:style-name="TableCell060200">
            <text:p text:style-name="P89"><text:span text:style-name="T272">Martin</text:span><text:span text:style-name="T273"/></text:p>
          </table:table-cell>
          <table:table-cell table:style-name="TableCell060201">
            <text:p text:style-name="P89"><text:span text:style-name="T274">trouble with eclipse</text:span><text:span text:style-name="T275"/></text:p>
          </table:table-cell>
          <table:table-cell table:style-name="TableCell060202">
            <text:p text:style-name="P89"><text:span text:style-name="T276">save-function</text:span><text:span text:style-name="T277"/></text:p>
          </table:table-cell>
          <table:table-cell table:style-name="TableCell060203">
            <text:p text:style-name="P89"><text:span text:style-name="T278">nothing</text:span><text:span text:style-name="T279"/></text:p>
          </table:table-cell>
        </table:table-row>
        <table:table-row table:style-name="TableRow0603">
          <table:table-cell table:style-name="TableCell060300">
            <text:p text:style-name="P91"><text:span text:style-name="T280">Fredrik</text:span><text:span text:style-name="T281"/></text:p>
          </table:table-cell>
          <table:table-cell table:style-name="TableCell060301">
            <text:p text:style-name="P91"><text:span text:style-name="T282">vacation</text:span><text:span text:style-name="T283"/></text:p>
          </table:table-cell>
          <table:table-cell table:style-name="TableCell060302">
            <text:p text:style-name="P91"><text:span text:style-name="T284">vacation</text:span><text:span text:style-name="T285"/></text:p>
          </table:table-cell>
          <table:table-cell table:style-name="TableCell060303">
            <text:p text:style-name="P91"><text:span text:style-name="T286">vacation</text:span><text:span text:style-name="T287"/></text:p>
          </table:table-cell>
        </table:table-row>
        <table:table-row table:style-name="TableRow0604">
          <table:table-cell table:style-name="TableCell060400">
            <text:p text:style-name="P93"><text:span text:style-name="T288">Jonas</text:span><text:span text:style-name="T289"/></text:p>
          </table:table-cell>
          <table:table-cell table:style-name="TableCell060401">
            <text:p text:style-name="P93"><text:span text:style-name="T290">worked on previewscreen, buttons and background</text:span><text:span text:style-name="T291"/></text:p>
          </table:table-cell>
          <table:table-cell table:style-name="TableCell060402">
            <text:p text:style-name="P93"><text:span text:style-name="T292">load-function</text:span><text:span text:style-name="T293"/></text:p>
          </table:table-cell>
          <table:table-cell table:style-name="TableCell060403">
            <text:p text:style-name="P93"><text:span text:style-name="T294">nothing</text:span><text:span text:style-name="T295"/></text:p>
          </table:table-cell>
        </table:table-row>
        <table:table-row table:style-name="TableRow0605">
          <table:table-cell table:style-name="TableCell060500">
            <text:p text:style-name="P95"><text:span text:style-name="T296">Ossian</text:span><text:span text:style-name="T297"/></text:p>
          </table:table-cell>
          <table:table-cell table:style-name="TableCell060501">
            <text:p text:style-name="P95"><text:span text:style-name="T298">worked on background in previewscreen</text:span><text:span text:style-name="T299"/></text:p>
          </table:table-cell>
          <table:table-cell table:style-name="TableCell060502">
            <text:p text:style-name="P95"><text:span text:style-name="T300">finish background in previewscreen</text:span><text:span text:style-name="T301"/></text:p>
          </table:table-cell>
          <table:table-cell table:style-name="TableCell060503">
            <text:p text:style-name="P95"><text:span text:style-name="T302">nothing</text:span><text:span text:style-name="T303"/></text:p>
          </table:table-cell>
        </table:table-row>
      </table:table>
      <text:p text:style-name="P97"><text:span text:style-name="T303"/></text:p>
      <text:p text:style-name="P97"><text:span text:style-name="T303"/></text:p>
      <text:p text:style-name="P98"><text:span text:style-name="T304">9/10 tuesday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row table:style-name="TableRow0700">
          <table:table-cell table:style-name="TableCell070000">
            <text:p text:style-name="P100"><text:span text:style-name="T306">Developer:</text:span><text:span text:style-name="T307"/></text:p>
          </table:table-cell>
          <table:table-cell table:style-name="TableCell070001">
            <text:p text:style-name="P100"><text:span text:style-name="T308">What have i done since last meeting:</text:span><text:span text:style-name="T309"/></text:p>
          </table:table-cell>
          <table:table-cell table:style-name="TableCell070002">
            <text:p text:style-name="P100"><text:span text:style-name="T310">What will i do until next meeting:</text:span><text:span text:style-name="T311"/></text:p>
          </table:table-cell>
          <table:table-cell table:style-name="TableCell070003">
            <text:p text:style-name="P100"><text:span text:style-name="T312">What is in my way:</text:span><text:span text:style-name="T313"/></text:p>
          </table:table-cell>
        </table:table-row>
        <table:table-row table:style-name="TableRow0701">
          <table:table-cell table:style-name="TableCell070100">
            <text:p text:style-name="P103"><text:span text:style-name="T314">Robin</text:span><text:span text:style-name="T315"/></text:p>
          </table:table-cell>
          <table:table-cell table:style-name="TableCell070101">
            <text:p text:style-name="P103"><text:span text:style-name="T315">Worked with FileControl-class and the developer manual.</text:span></text:p>
          </table:table-cell>
          <table:table-cell table:style-name="TableCell070102">
            <text:p text:style-name="P103"><text:span text:style-name="T315">Continue working with FileControl.</text:span></text:p>
          </table:table-cell>
          <table:table-cell table:style-name="TableCell070103">
            <text:p text:style-name="P103"><text:span text:style-name="T315">Class files not ignored by Git.</text:span></text:p>
          </table:table-cell>
        </table:table-row>
        <table:table-row table:style-name="TableRow0702">
          <table:table-cell table:style-name="TableCell070200">
            <text:p text:style-name="P105"><text:span text:style-name="T316">Martin</text:span><text:span text:style-name="T317"/></text:p>
          </table:table-cell>
          <table:table-cell table:style-name="TableCell070201">
            <text:p text:style-name="P105"><text:span text:style-name="T317">Worked on SavePicButton.</text:span></text:p>
          </table:table-cell>
          <table:table-cell table:style-name="TableCell070202">
            <text:p text:style-name="P105"><text:span text:style-name="T317">Finish SavePicButton.</text:span></text:p>
          </table:table-cell>
          <table:table-cell table:style-name="TableCell070203">
            <text:p text:style-name="P105"><text:span text:style-name="T317">Continous editing by Robin and Ossian.</text:span></text:p>
          </table:table-cell>
        </table:table-row>
        <table:table-row table:style-name="TableRow0703">
          <table:table-cell table:style-name="TableCell070300">
            <text:p text:style-name="P107"><text:span text:style-name="T318">Fredrik</text:span><text:span text:style-name="T319"/></text:p>
          </table:table-cell>
          <table:table-cell table:style-name="TableCell070301">
            <text:p text:style-name="P107"><text:span text:style-name="T319">Vacation</text:span></text:p>
          </table:table-cell>
          <table:table-cell table:style-name="TableCell070302">
            <text:p text:style-name="P107"><text:span text:style-name="T319">Continue developing the FilterClasses.</text:span></text:p>
          </table:table-cell>
          <table:table-cell table:style-name="TableCell070303">
            <text:p text:style-name="P107"><text:span text:style-name="T319">Lack of knowledge regarding the Bitmap-class.</text:span></text:p>
          </table:table-cell>
        </table:table-row>
        <table:table-row table:style-name="TableRow0704">
          <table:table-cell table:style-name="TableCell070400">
            <text:p text:style-name="P109"><text:span text:style-name="T320">Jonas</text:span><text:span text:style-name="T321"/></text:p>
          </table:table-cell>
          <table:table-cell table:style-name="TableCell070401">
            <text:p text:style-name="P109"><text:span text:style-name="T321">Added functionality to the Gallery.</text:span></text:p>
          </table:table-cell>
          <table:table-cell table:style-name="TableCell070402">
            <text:p text:style-name="P109"><text:span text:style-name="T321">Finish the LoadButton.</text:span></text:p>
          </table:table-cell>
          <table:table-cell table:style-name="TableCell070403">
            <text:p text:style-name="P109"><text:span text:style-name="T321">Nothing.</text:span></text:p>
          </table:table-cell>
        </table:table-row>
        <table:table-row table:style-name="TableRow0705">
          <table:table-cell table:style-name="TableCell070500">
            <text:p text:style-name="P111"><text:span text:style-name="T322">Ossian</text:span><text:span text:style-name="T323"/></text:p>
          </table:table-cell>
          <table:table-cell table:style-name="TableCell070501">
            <text:p text:style-name="P111"><text:span text:style-name="T323">Encountered problems with the PreviewScreen.</text:span></text:p>
          </table:table-cell>
          <table:table-cell table:style-name="TableCell070502">
            <text:p text:style-name="P111"><text:span text:style-name="T323">FInish the PreviewScreen.</text:span></text:p>
          </table:table-cell>
          <table:table-cell table:style-name="TableCell070503">
            <text:p text:style-name="P111"><text:span text:style-name="T323">Robins FileHandler.</text:span></text:p>
          </table:table-cell>
        </table:table-row>
      </table:table>
      <text:p text:style-name="P113"><text:span text:style-name="T3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